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1-06" calcext:value-type="date">
            <text:p>06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1-07" calcext:value-type="date">
            <text:p>07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01-08" calcext:value-type="date">
            <text:p>08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1-09" calcext:value-type="date">
            <text:p>09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1-10" calcext:value-type="date">
            <text:p>10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1-11" calcext:value-type="date">
            <text:p>11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01-12" calcext:value-type="date">
            <text:p>12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01-13" calcext:value-type="date">
            <text:p>13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01-14" calcext:value-type="date">
            <text:p>14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3-01-15" calcext:value-type="date">
            <text:p>15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3-01-16" calcext:value-type="date">
            <text:p>16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3-01-17" calcext:value-type="date">
            <text:p>17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3-01-18" calcext:value-type="date">
            <text:p>18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3-01-19" calcext:value-type="date">
            <text:p>19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3-01-20" calcext:value-type="date">
            <text:p>20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3-01-21" calcext:value-type="date">
            <text:p>21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3-01-22" calcext:value-type="date">
            <text:p>22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3-01-23" calcext:value-type="date">
            <text:p>23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3-01-24" calcext:value-type="date">
            <text:p>24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3-01-25" calcext:value-type="date">
            <text:p>25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3-01-26" calcext:value-type="date">
            <text:p>26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3-01-27" calcext:value-type="date">
            <text:p>27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3-01-28" calcext:value-type="date">
            <text:p>28.01.23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2:58:52.267000000</meta:creation-date>
    <dc:date>2023-12-26T12:59:49.195000000</dc:date>
    <meta:editing-duration>PT57S</meta:editing-duration>
    <meta:editing-cycles>2</meta:editing-cycles>
    <meta:generator>LibreOffice/7.6.4.1$Windows_X86_64 LibreOffice_project/e19e193f88cd6c0525a17fb7a176ed8e6a3e2aa1</meta:generator>
    <meta:document-statistic meta:table-count="1" meta:cell-count="112" meta:object-count="0"/>
  </office:meta>
</office:document-meta>
</file>